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5" style:family="table-cell" style:parent-style-name="Default">
      <style:table-cell-properties fo:border-bottom="0.99pt double #000000" style:border-line-width-bottom="0.026cm 0.004cm 0.053cm" fo:background-color="#ffffff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order-bottom="0.99pt double #000000" style:border-line-width-bottom="0.026cm 0.004cm 0.053cm" fo:background-color="#ffffff" fo:border-left="none" fo:border-right="none" fo:border-top="none"/>
    </style:style>
    <style:style style:name="ce1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">
      <style:table-cell-properties fo:background-color="#ffffff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">
      <style:table-cell-properties fo:border-bottom="0.99pt double #000000" style:border-line-width-bottom="0.026cm 0.004cm 0.053cm" fo:background-color="#ffffff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 style:data-style-name="N1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</style:style>
    <style:style style:name="ce20" style:family="table-cell" style:parent-style-name="Default" style:data-style-name="N108"/>
    <style:style style:name="ce21" style:family="table-cell" style:parent-style-name="Default" style:data-style-name="N108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cm"/>
    </style:style>
    <style:style style:name="ce22" style:family="table-cell" style:parent-style-name="Default" style:data-style-name="N108">
      <style:table-cell-properties fo:background-color="#eeeeee"/>
    </style:style>
    <style:style style:name="ce23" style:family="table-cell" style:parent-style-name="Default" style:data-style-name="N108">
      <style:table-cell-properties fo:border-bottom="0.06pt solid #000000" fo:background-color="#eeeeee" fo:border-left="none" fo:border-right="none" fo:border-top="none"/>
    </style:style>
    <style:style style:name="ce24" style:family="table-cell" style:parent-style-name="Default" style:data-style-name="N108">
      <style:table-cell-properties fo:background-color="#ffffff"/>
    </style:style>
    <style:style style:name="ce25" style:family="table-cell" style:parent-style-name="Default" style:data-style-name="N108">
      <style:table-cell-properties fo:border-bottom="0.99pt double #000000" style:border-line-width-bottom="0.026cm 0.004cm 0.053cm" fo:background-color="#ffffff" fo:border-left="none" fo:border-right="none" fo:border-top="none"/>
    </style:style>
    <style:style style:name="ce26" style:family="table-cell" style:parent-style-name="Default" style:data-style-name="N108">
      <style:table-cell-properties fo:border-bottom="0.06pt solid #000000" fo:background-color="#ffffff" fo:border-left="none" fo:border-right="none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=&quot;+&quot;" style:apply-style-name="Good" style:base-cell-address="Vysledky.K3"/>
      <style:map style:condition="cell-content()=&quot;-&quot;" style:apply-style-name="Bad" style:base-cell-address="Vysledky.K3"/>
      <style:map style:condition="cell-content()=&quot;=&quot;" style:apply-style-name="Neutral" style:base-cell-address="Vysledky.K3"/>
      <style:map style:condition="cell-content()=&quot;?&quot;" style:apply-style-name="Neutral" style:base-cell-address="Vysledky.K3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  <style:map style:condition="cell-content()=&quot;+&quot;" style:apply-style-name="Good" style:base-cell-address="Vysledky.K3"/>
      <style:map style:condition="cell-content()=&quot;-&quot;" style:apply-style-name="Bad" style:base-cell-address="Vysledky.K3"/>
      <style:map style:condition="cell-content()=&quot;=&quot;" style:apply-style-name="Neutral" style:base-cell-address="Vysledky.K3"/>
      <style:map style:condition="cell-content()=&quot;?&quot;" style:apply-style-name="Neutral" style:base-cell-address="Vysledky.K3"/>
    </style:style>
    <style:style style:name="ce30" style:family="table-cell" style:parent-style-name="Default">
      <style:table-cell-properties fo:border-bottom="0.99pt double #000000" style:border-line-width-bottom="0.026cm 0.004cm 0.053cm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  <style:map style:condition="cell-content()=&quot;+&quot;" style:apply-style-name="Good" style:base-cell-address="Vysledky.K3"/>
      <style:map style:condition="cell-content()=&quot;-&quot;" style:apply-style-name="Bad" style:base-cell-address="Vysledky.K3"/>
      <style:map style:condition="cell-content()=&quot;=&quot;" style:apply-style-name="Neutral" style:base-cell-address="Vysledky.K3"/>
      <style:map style:condition="cell-content()=&quot;?&quot;" style:apply-style-name="Neutral" style:base-cell-address="Vysledky.K3"/>
    </style:style>
    <style:style style:name="ce31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  <style:map style:condition="cell-content()=&quot;+&quot;" style:apply-style-name="Good" style:base-cell-address="Vysledky.K3"/>
      <style:map style:condition="cell-content()=&quot;-&quot;" style:apply-style-name="Bad" style:base-cell-address="Vysledky.K3"/>
      <style:map style:condition="cell-content()=&quot;=&quot;" style:apply-style-name="Neutral" style:base-cell-address="Vysledky.K3"/>
      <style:map style:condition="cell-content()=&quot;?&quot;" style:apply-style-name="Neutral" style:base-cell-address="Vysledky.K3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  <style:map style:condition="cell-content()=&quot;+&quot;" style:apply-style-name="Good" style:base-cell-address="Vysledky.K3"/>
      <style:map style:condition="cell-content()=&quot;-&quot;" style:apply-style-name="Bad" style:base-cell-address="Vysledky.K3"/>
      <style:map style:condition="cell-content()=&quot;=&quot;" style:apply-style-name="Neutral" style:base-cell-address="Vysledky.K3"/>
      <style:map style:condition="cell-content()=&quot;?&quot;" style:apply-style-name="Neutral" style:base-cell-address="Vysledky.K3"/>
    </style:style>
    <style:style style:name="ce34" style:family="table-cell" style:parent-style-name="Default">
      <style:table-cell-properties fo:border-bottom="0.99pt double #000000" style:border-line-width-bottom="0.026cm 0.004cm 0.053cm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  <style:map style:condition="cell-content()=&quot;+&quot;" style:apply-style-name="Good" style:base-cell-address="Vysledky.K3"/>
      <style:map style:condition="cell-content()=&quot;-&quot;" style:apply-style-name="Bad" style:base-cell-address="Vysledky.K3"/>
      <style:map style:condition="cell-content()=&quot;=&quot;" style:apply-style-name="Neutral" style:base-cell-address="Vysledky.K3"/>
      <style:map style:condition="cell-content()=&quot;?&quot;" style:apply-style-name="Neutral" style:base-cell-address="Vysledky.K3"/>
    </style:style>
  </office:automatic-styles>
  <office:body>
    <office:spreadsheet>
      <table:table table:name="Vysledk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3"/>
        <table:table-column table:style-name="co3" table:default-cell-style-name="ce13"/>
        <table:table-column table:style-name="co4" table:number-columns-repeated="4" table:default-cell-style-name="ce20"/>
        <table:table-column table:style-name="co5" table:default-cell-style-name="ce20"/>
        <table:table-column table:style-name="co6" table:default-cell-style-name="ce27"/>
        <table:table-column table:style-name="co7" table:default-cell-style-name="ce27"/>
        <table:table-column table:style-name="co8" table:number-columns-repeated="2" table:default-cell-style-name="ce27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algorithm</text:p>
          </table:table-cell>
          <table:table-cell table:style-name="ce7" office:value-type="string" calcext:value-type="string">
            <text:p><text:s/>function</text:p>
          </table:table-cell>
          <table:table-cell table:style-name="ce14" office:value-type="string" calcext:value-type="string">
            <text:p><text:s/>dimensions</text:p>
          </table:table-cell>
          <table:table-cell table:style-name="ce14" office:value-type="string" calcext:value-type="string">
            <text:p><text:s/>runtimes</text:p>
          </table:table-cell>
          <table:table-cell table:style-name="ce21" office:value-type="string" calcext:value-type="string">
            <text:p><text:s/>minimum</text:p>
          </table:table-cell>
          <table:table-cell table:style-name="ce21" office:value-type="string" calcext:value-type="string">
            <text:p><text:s/>maximum</text:p>
          </table:table-cell>
          <table:table-cell table:style-name="ce21" office:value-type="string" calcext:value-type="string">
            <text:p><text:s/>mean</text:p>
          </table:table-cell>
          <table:table-cell table:style-name="ce21" office:value-type="string" calcext:value-type="string">
            <text:p><text:s/>median</text:p>
          </table:table-cell>
          <table:table-cell table:style-name="ce21" office:value-type="string" calcext:value-type="string">
            <text:p><text:s/>stdev</text:p>
          </table:table-cell>
          <table:table-cell table:style-name="ce7" office:value-type="string" calcext:value-type="string">
            <text:p>better min</text:p>
          </table:table-cell>
          <table:table-cell table:style-name="ce7" office:value-type="string" calcext:value-type="string">
            <text:p>better mean</text:p>
          </table:table-cell>
          <table:table-cell table:style-name="ce7" office:value-type="string" calcext:value-type="string">
            <text:p>WPT-95</text:p>
          </table:table-cell>
          <table:table-cell table:style-name="ce31" office:value-type="string" calcext:value-type="string">
            <text:p>WPT-99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1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4" table:style-name="ce22" office:value-type="float" office:value="100" calcext:value-type="float">
            <text:p>100,00000</text:p>
          </table:table-cell>
          <table:table-cell table:style-name="ce22" office:value-type="float" office:value="0" calcext:value-type="float">
            <text:p>0,00000</text:p>
          </table:table-cell>
          <table:table-cell table:number-columns-repeated="2" table:style-name="ce28" office:value-type="string" calcext:value-type="string">
            <text:p>=</text:p>
          </table:table-cell>
          <table:table-cell table:style-name="ce28" office:value-type="string" calcext:value-type="string">
            <text:p>?</text:p>
          </table:table-cell>
          <table:table-cell table:style-name="ce32" office:value-type="string" calcext:value-type="string">
            <text:p>?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float" office:value="1100.12490888208" calcext:value-type="float">
            <text:p>1 100,12491</text:p>
          </table:table-cell>
          <table:table-cell table:style-name="ce22" office:value-type="float" office:value="1171.91933630024" calcext:value-type="float">
            <text:p>1 171,91934</text:p>
          </table:table-cell>
          <table:table-cell table:style-name="ce22" office:value-type="float" office:value="1114.36753099278" calcext:value-type="float">
            <text:p>1 114,36753</text:p>
          </table:table-cell>
          <table:table-cell table:style-name="ce22" office:value-type="float" office:value="1111.15819835728" calcext:value-type="float">
            <text:p>1 111,15820</text:p>
          </table:table-cell>
          <table:table-cell table:style-name="ce22" office:value-type="float" office:value="13.6469538547372" calcext:value-type="float">
            <text:p>13,64695</text:p>
          </table:table-cell>
          <table:table-cell table:number-columns-repeated="3" table:style-name="ce28" office:value-type="string" calcext:value-type="string">
            <text:p>+</text:p>
          </table:table-cell>
          <table:table-cell table:style-name="ce32" office:value-type="string" calcext:value-type="string">
            <text:p>=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float" office:value="710.461339644201" calcext:value-type="float">
            <text:p>710,46134</text:p>
          </table:table-cell>
          <table:table-cell table:style-name="ce22" office:value-type="float" office:value="713.394395471541" calcext:value-type="float">
            <text:p>713,39440</text:p>
          </table:table-cell>
          <table:table-cell table:style-name="ce22" office:value-type="float" office:value="711.556106767713" calcext:value-type="float">
            <text:p>711,55611</text:p>
          </table:table-cell>
          <table:table-cell table:style-name="ce22" office:value-type="float" office:value="711.439738546888" calcext:value-type="float">
            <text:p>711,43974</text:p>
          </table:table-cell>
          <table:table-cell table:style-name="ce22" office:value-type="float" office:value="0.689038836277728" calcext:value-type="float">
            <text:p>0,68904</text:p>
          </table:table-cell>
          <table:table-cell table:style-name="ce28" office:value-type="string" calcext:value-type="string">
            <text:p>=</text:p>
          </table:table-cell>
          <table:table-cell table:number-columns-repeated="2" table:style-name="ce28" office:value-type="string" calcext:value-type="string">
            <text:p>+</text:p>
          </table:table-cell>
          <table:table-cell table:style-name="ce32" office:value-type="string" calcext:value-type="string">
            <text:p>=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float" office:value="1900.23054744121" calcext:value-type="float">
            <text:p>1 900,23055</text:p>
          </table:table-cell>
          <table:table-cell table:style-name="ce22" office:value-type="float" office:value="1900.91478937878" calcext:value-type="float">
            <text:p>1 900,91479</text:p>
          </table:table-cell>
          <table:table-cell table:style-name="ce22" office:value-type="float" office:value="1900.49498655954" calcext:value-type="float">
            <text:p>1 900,49499</text:p>
          </table:table-cell>
          <table:table-cell table:style-name="ce22" office:value-type="float" office:value="1900.51002439191" calcext:value-type="float">
            <text:p>1 900,51002</text:p>
          </table:table-cell>
          <table:table-cell table:style-name="ce22" office:value-type="float" office:value="0.150850119673679" calcext:value-type="float">
            <text:p>0,15085</text:p>
          </table:table-cell>
          <table:table-cell table:number-columns-repeated="3" table:style-name="ce28" office:value-type="string" calcext:value-type="string">
            <text:p>+</text:p>
          </table:table-cell>
          <table:table-cell table:style-name="ce32" office:value-type="string" calcext:value-type="string">
            <text:p>+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float" office:value="1700" calcext:value-type="float">
            <text:p>1 700,00000</text:p>
          </table:table-cell>
          <table:table-cell table:style-name="ce22" office:value-type="float" office:value="1783.29752030061" calcext:value-type="float">
            <text:p>1 783,29752</text:p>
          </table:table-cell>
          <table:table-cell table:style-name="ce22" office:value-type="float" office:value="1706.88745925622" calcext:value-type="float">
            <text:p>1 706,88746</text:p>
          </table:table-cell>
          <table:table-cell table:style-name="ce22" office:value-type="float" office:value="1700.41628596929" calcext:value-type="float">
            <text:p>1 700,41629</text:p>
          </table:table-cell>
          <table:table-cell table:style-name="ce22" office:value-type="float" office:value="17.2271999864964" calcext:value-type="float">
            <text:p>17,22720</text:p>
          </table:table-cell>
          <table:table-cell table:number-columns-repeated="3" table:style-name="ce28" office:value-type="string" calcext:value-type="string">
            <text:p>+</text:p>
          </table:table-cell>
          <table:table-cell table:style-name="ce32" office:value-type="string" calcext:value-type="string">
            <text:p>+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float" office:value="1600.019494929" calcext:value-type="float">
            <text:p>1 600,01949</text:p>
          </table:table-cell>
          <table:table-cell table:style-name="ce22" office:value-type="float" office:value="1734.90014487858" calcext:value-type="float">
            <text:p>1 734,90014</text:p>
          </table:table-cell>
          <table:table-cell table:style-name="ce22" office:value-type="float" office:value="1614.70729531743" calcext:value-type="float">
            <text:p>1 614,70730</text:p>
          </table:table-cell>
          <table:table-cell table:style-name="ce22" office:value-type="float" office:value="1600.44767388444" calcext:value-type="float">
            <text:p>1 600,44767</text:p>
          </table:table-cell>
          <table:table-cell table:style-name="ce22" office:value-type="float" office:value="37.7030397110681" calcext:value-type="float">
            <text:p>37,70304</text:p>
          </table:table-cell>
          <table:table-cell table:number-columns-repeated="2" table:style-name="ce28" office:value-type="string" calcext:value-type="string">
            <text:p>+</text:p>
          </table:table-cell>
          <table:table-cell table:style-name="ce28" office:value-type="string" calcext:value-type="string">
            <text:p>=</text:p>
          </table:table-cell>
          <table:table-cell table:style-name="ce32" office:value-type="string" calcext:value-type="string">
            <text:p>=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7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float" office:value="2100.00004327996" calcext:value-type="float">
            <text:p>2 100,00004</text:p>
          </table:table-cell>
          <table:table-cell table:style-name="ce22" office:value-type="float" office:value="2100.89571627084" calcext:value-type="float">
            <text:p>2 100,89572</text:p>
          </table:table-cell>
          <table:table-cell table:style-name="ce22" office:value-type="float" office:value="2100.20258463243" calcext:value-type="float">
            <text:p>2 100,20258</text:p>
          </table:table-cell>
          <table:table-cell table:style-name="ce22" office:value-type="float" office:value="2100.06897542792" calcext:value-type="float">
            <text:p>2 100,06898</text:p>
          </table:table-cell>
          <table:table-cell table:style-name="ce22" office:value-type="float" office:value="0.250952170602199" calcext:value-type="float">
            <text:p>0,25095</text:p>
          </table:table-cell>
          <table:table-cell table:number-columns-repeated="3" table:style-name="ce28" office:value-type="string" calcext:value-type="string">
            <text:p>+</text:p>
          </table:table-cell>
          <table:table-cell table:style-name="ce32" office:value-type="string" calcext:value-type="string">
            <text:p>+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float" office:value="2200" calcext:value-type="float">
            <text:p>2 200,00000</text:p>
          </table:table-cell>
          <table:table-cell table:style-name="ce22" office:value-type="float" office:value="2300.45355496112" calcext:value-type="float">
            <text:p>2 300,45355</text:p>
          </table:table-cell>
          <table:table-cell table:style-name="ce22" office:value-type="float" office:value="2293.76456464764" calcext:value-type="float">
            <text:p>2 293,76456</text:p>
          </table:table-cell>
          <table:table-cell table:style-name="ce22" office:value-type="float" office:value="2300" calcext:value-type="float">
            <text:p>2 300,00000</text:p>
          </table:table-cell>
          <table:table-cell table:style-name="ce22" office:value-type="float" office:value="23.9648906781152" calcext:value-type="float">
            <text:p>23,96489</text:p>
          </table:table-cell>
          <table:table-cell table:number-columns-repeated="3" table:style-name="ce28" office:value-type="string" calcext:value-type="string">
            <text:p>+</text:p>
          </table:table-cell>
          <table:table-cell table:style-name="ce32" office:value-type="string" calcext:value-type="string">
            <text:p>+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float" office:value="2500" calcext:value-type="float">
            <text:p>2 500,00000</text:p>
          </table:table-cell>
          <table:table-cell table:style-name="ce22" office:value-type="float" office:value="2746.47282467059" calcext:value-type="float">
            <text:p>2 746,47282</text:p>
          </table:table-cell>
          <table:table-cell table:style-name="ce22" office:value-type="float" office:value="2728.45099743018" calcext:value-type="float">
            <text:p>2 728,45100</text:p>
          </table:table-cell>
          <table:table-cell table:style-name="ce22" office:value-type="float" office:value="2735.74538537372" calcext:value-type="float">
            <text:p>2 735,74539</text:p>
          </table:table-cell>
          <table:table-cell table:style-name="ce22" office:value-type="float" office:value="43.2383580839936" calcext:value-type="float">
            <text:p>43,23836</text:p>
          </table:table-cell>
          <table:table-cell table:style-name="ce28" office:value-type="string" calcext:value-type="string">
            <text:p>=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=</text:p>
          </table:table-cell>
          <table:table-cell table:style-name="ce32" office:value-type="string" calcext:value-type="string">
            <text:p>=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/>jDE</text:p>
          </table:table-cell>
          <table:table-cell table:style-name="ce9" office:value-type="string" calcext:value-type="string">
            <text:p><text:s/>TB_10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30" calcext:value-type="float">
            <text:p>30</text:p>
          </table:table-cell>
          <table:table-cell table:style-name="ce23" office:value-type="float" office:value="2897.74286946999" calcext:value-type="float">
            <text:p>2 897,74287</text:p>
          </table:table-cell>
          <table:table-cell table:style-name="ce23" office:value-type="float" office:value="2945.85198109579" calcext:value-type="float">
            <text:p>2 945,85198</text:p>
          </table:table-cell>
          <table:table-cell table:style-name="ce23" office:value-type="float" office:value="2919.72990694611" calcext:value-type="float">
            <text:p>2 919,72991</text:p>
          </table:table-cell>
          <table:table-cell table:style-name="ce23" office:value-type="float" office:value="2898.93402566237" calcext:value-type="float">
            <text:p>2 898,93403</text:p>
          </table:table-cell>
          <table:table-cell table:style-name="ce23" office:value-type="float" office:value="23.5158243147789" calcext:value-type="float">
            <text:p>23,51582</text:p>
          </table:table-cell>
          <table:table-cell table:style-name="ce29" office:value-type="string" calcext:value-type="string">
            <text:p>+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=</text:p>
          </table:table-cell>
          <table:table-cell table:style-name="ce33" office:value-type="string" calcext:value-type="string">
            <text:p>=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1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4" table:style-name="ce24" office:value-type="float" office:value="100" calcext:value-type="float">
            <text:p>100,00000</text:p>
          </table:table-cell>
          <table:table-cell table:style-name="ce24" office:value-type="float" office:value="0" calcext:value-type="float">
            <text:p>0,00000</text:p>
          </table:table-cell>
          <table:table-cell table:number-columns-repeated="2" table:style-name="ce28" office:value-type="string" calcext:value-type="string">
            <text:p>=</text:p>
          </table:table-cell>
          <table:table-cell table:style-name="ce28" table:formula="of:=IF([.M3]=&quot;?&quot;;&quot;?&quot;;IF([.M3]=&quot;+&quot;;&quot;-&quot;;IF([.M3]=&quot;=&quot;;&quot;=&quot;;&quot;+&quot;)))" office:value-type="string" office:string-value="?" calcext:value-type="string">
            <text:p>?</text:p>
          </table:table-cell>
          <table:table-cell table:style-name="ce32" table:formula="of:=IF([.N3]=&quot;?&quot;;&quot;?&quot;;IF([.N3]=&quot;+&quot;;&quot;-&quot;;IF([.N3]=&quot;=&quot;;&quot;=&quot;;&quot;+&quot;)))" office:value-type="string" office:string-value="?" calcext:value-type="string">
            <text:p>?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1103.53986956977" calcext:value-type="float">
            <text:p>1 103,53987</text:p>
          </table:table-cell>
          <table:table-cell table:style-name="ce24" office:value-type="float" office:value="1148.69746702899" calcext:value-type="float">
            <text:p>1 148,69747</text:p>
          </table:table-cell>
          <table:table-cell table:style-name="ce24" office:value-type="float" office:value="1119.2535911133" calcext:value-type="float">
            <text:p>1 119,25359</text:p>
          </table:table-cell>
          <table:table-cell table:style-name="ce24" office:value-type="float" office:value="1115.21325864643" calcext:value-type="float">
            <text:p>1 115,21326</text:p>
          </table:table-cell>
          <table:table-cell table:style-name="ce24" office:value-type="float" office:value="12.9766518160515" calcext:value-type="float">
            <text:p>12,97665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28" table:formula="of:=IF([.M4]=&quot;?&quot;;&quot;?&quot;;IF([.M4]=&quot;+&quot;;&quot;-&quot;;IF([.M4]=&quot;=&quot;;&quot;=&quot;;&quot;+&quot;)))" office:value-type="string" office:string-value="-" calcext:value-type="string">
            <text:p>-</text:p>
          </table:table-cell>
          <table:table-cell table:style-name="ce32" table:formula="of:=IF([.N4]=&quot;?&quot;;&quot;?&quot;;IF([.N4]=&quot;+&quot;;&quot;-&quot;;IF([.N4]=&quot;=&quot;;&quot;=&quot;;&quot;+&quot;)))" office:value-type="string" office:string-value="=" calcext:value-type="string">
            <text:p>=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3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710.461339644201" calcext:value-type="float">
            <text:p>710,46134</text:p>
          </table:table-cell>
          <table:table-cell table:style-name="ce24" office:value-type="float" office:value="715.487372088912" calcext:value-type="float">
            <text:p>715,48737</text:p>
          </table:table-cell>
          <table:table-cell table:style-name="ce24" office:value-type="float" office:value="712.328614995156" calcext:value-type="float">
            <text:p>712,32861</text:p>
          </table:table-cell>
          <table:table-cell table:style-name="ce24" office:value-type="float" office:value="711.801173136209" calcext:value-type="float">
            <text:p>711,80117</text:p>
          </table:table-cell>
          <table:table-cell table:style-name="ce24" office:value-type="float" office:value="1.34448191273786" calcext:value-type="float">
            <text:p>1,34448</text:p>
          </table:table-cell>
          <table:table-cell table:style-name="ce28" office:value-type="string" calcext:value-type="string">
            <text:p>=</text:p>
          </table:table-cell>
          <table:table-cell table:style-name="ce28" office:value-type="string" calcext:value-type="string">
            <text:p>-</text:p>
          </table:table-cell>
          <table:table-cell table:style-name="ce28" table:formula="of:=IF([.M5]=&quot;?&quot;;&quot;?&quot;;IF([.M5]=&quot;+&quot;;&quot;-&quot;;IF([.M5]=&quot;=&quot;;&quot;=&quot;;&quot;+&quot;)))" office:value-type="string" office:string-value="-" calcext:value-type="string">
            <text:p>-</text:p>
          </table:table-cell>
          <table:table-cell table:style-name="ce32" table:formula="of:=IF([.N5]=&quot;?&quot;;&quot;?&quot;;IF([.N5]=&quot;+&quot;;&quot;-&quot;;IF([.N5]=&quot;=&quot;;&quot;=&quot;;&quot;+&quot;)))" office:value-type="string" office:string-value="=" calcext:value-type="string">
            <text:p>=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4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1900.32003568376" calcext:value-type="float">
            <text:p>1 900,32004</text:p>
          </table:table-cell>
          <table:table-cell table:style-name="ce24" office:value-type="float" office:value="1900.82600141544" calcext:value-type="float">
            <text:p>1 900,82600</text:p>
          </table:table-cell>
          <table:table-cell table:style-name="ce24" office:value-type="float" office:value="1900.59532771291" calcext:value-type="float">
            <text:p>1 900,59533</text:p>
          </table:table-cell>
          <table:table-cell table:style-name="ce24" office:value-type="float" office:value="1900.60462672386" calcext:value-type="float">
            <text:p>1 900,60463</text:p>
          </table:table-cell>
          <table:table-cell table:style-name="ce24" office:value-type="float" office:value="0.137928010428557" calcext:value-type="float">
            <text:p>0,13793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28" table:formula="of:=IF([.M6]=&quot;?&quot;;&quot;?&quot;;IF([.M6]=&quot;+&quot;;&quot;-&quot;;IF([.M6]=&quot;=&quot;;&quot;=&quot;;&quot;+&quot;)))" office:value-type="string" office:string-value="-" calcext:value-type="string">
            <text:p>-</text:p>
          </table:table-cell>
          <table:table-cell table:style-name="ce32" table:formula="of:=IF([.N6]=&quot;?&quot;;&quot;?&quot;;IF([.N6]=&quot;+&quot;;&quot;-&quot;;IF([.N6]=&quot;=&quot;;&quot;=&quot;;&quot;+&quot;)))" office:value-type="string" office:string-value="-" calcext:value-type="string">
            <text:p>-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5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1700.99495905709" calcext:value-type="float">
            <text:p>1 700,99496</text:p>
          </table:table-cell>
          <table:table-cell table:style-name="ce24" office:value-type="float" office:value="1800.21172315017" calcext:value-type="float">
            <text:p>1 800,21172</text:p>
          </table:table-cell>
          <table:table-cell table:style-name="ce24" office:value-type="float" office:value="1727.17980865538" calcext:value-type="float">
            <text:p>1 727,17981</text:p>
          </table:table-cell>
          <table:table-cell table:style-name="ce24" office:value-type="float" office:value="1712.58420011056" calcext:value-type="float">
            <text:p>1 712,58420</text:p>
          </table:table-cell>
          <table:table-cell table:style-name="ce24" office:value-type="float" office:value="30.2222328998124" calcext:value-type="float">
            <text:p>30,22223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28" table:formula="of:=IF([.M7]=&quot;?&quot;;&quot;?&quot;;IF([.M7]=&quot;+&quot;;&quot;-&quot;;IF([.M7]=&quot;=&quot;;&quot;=&quot;;&quot;+&quot;)))" office:value-type="string" office:string-value="-" calcext:value-type="string">
            <text:p>-</text:p>
          </table:table-cell>
          <table:table-cell table:style-name="ce32" table:formula="of:=IF([.N7]=&quot;?&quot;;&quot;?&quot;;IF([.N7]=&quot;+&quot;;&quot;-&quot;;IF([.N7]=&quot;=&quot;;&quot;=&quot;;&quot;+&quot;)))" office:value-type="string" office:string-value="-" calcext:value-type="string">
            <text:p>-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6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1600.02267778218" calcext:value-type="float">
            <text:p>1 600,02268</text:p>
          </table:table-cell>
          <table:table-cell table:style-name="ce24" office:value-type="float" office:value="1735.07512801568" calcext:value-type="float">
            <text:p>1 735,07513</text:p>
          </table:table-cell>
          <table:table-cell table:style-name="ce24" office:value-type="float" office:value="1615.08296750904" calcext:value-type="float">
            <text:p>1 615,08297</text:p>
          </table:table-cell>
          <table:table-cell table:style-name="ce24" office:value-type="float" office:value="1600.6354999966" calcext:value-type="float">
            <text:p>1 600,63550</text:p>
          </table:table-cell>
          <table:table-cell table:style-name="ce24" office:value-type="float" office:value="40.7594124149391" calcext:value-type="float">
            <text:p>40,75941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28" table:formula="of:=IF([.M8]=&quot;?&quot;;&quot;?&quot;;IF([.M8]=&quot;+&quot;;&quot;-&quot;;IF([.M8]=&quot;=&quot;;&quot;=&quot;;&quot;+&quot;)))" office:value-type="string" office:string-value="=" calcext:value-type="string">
            <text:p>=</text:p>
          </table:table-cell>
          <table:table-cell table:style-name="ce32" table:formula="of:=IF([.N8]=&quot;?&quot;;&quot;?&quot;;IF([.N8]=&quot;+&quot;;&quot;-&quot;;IF([.N8]=&quot;=&quot;;&quot;=&quot;;&quot;+&quot;)))" office:value-type="string" office:string-value="=" calcext:value-type="string">
            <text:p>=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7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2100.00004586204" calcext:value-type="float">
            <text:p>2 100,00005</text:p>
          </table:table-cell>
          <table:table-cell table:style-name="ce24" office:value-type="float" office:value="2158.19236838544" calcext:value-type="float">
            <text:p>2 158,19237</text:p>
          </table:table-cell>
          <table:table-cell table:style-name="ce24" office:value-type="float" office:value="2103.91305250605" calcext:value-type="float">
            <text:p>2 103,91305</text:p>
          </table:table-cell>
          <table:table-cell table:style-name="ce24" office:value-type="float" office:value="2100.32875193506" calcext:value-type="float">
            <text:p>2 100,32875</text:p>
          </table:table-cell>
          <table:table-cell table:style-name="ce24" office:value-type="float" office:value="11.4409298711991" calcext:value-type="float">
            <text:p>11,44093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28" table:formula="of:=IF([.M9]=&quot;?&quot;;&quot;?&quot;;IF([.M9]=&quot;+&quot;;&quot;-&quot;;IF([.M9]=&quot;=&quot;;&quot;=&quot;;&quot;+&quot;)))" office:value-type="string" office:string-value="-" calcext:value-type="string">
            <text:p>-</text:p>
          </table:table-cell>
          <table:table-cell table:style-name="ce32" table:formula="of:=IF([.N9]=&quot;?&quot;;&quot;?&quot;;IF([.N9]=&quot;+&quot;;&quot;-&quot;;IF([.N9]=&quot;=&quot;;&quot;=&quot;;&quot;+&quot;)))" office:value-type="string" office:string-value="-" calcext:value-type="string">
            <text:p>-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8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2219.22379505455" calcext:value-type="float">
            <text:p>2 219,22380</text:p>
          </table:table-cell>
          <table:table-cell table:style-name="ce24" office:value-type="float" office:value="2301.2161012701" calcext:value-type="float">
            <text:p>2 301,21610</text:p>
          </table:table-cell>
          <table:table-cell table:style-name="ce24" office:value-type="float" office:value="2297.8048748781" calcext:value-type="float">
            <text:p>2 297,80487</text:p>
          </table:table-cell>
          <table:table-cell table:style-name="ce24" office:value-type="float" office:value="2300.50308218074" calcext:value-type="float">
            <text:p>2 300,50308</text:p>
          </table:table-cell>
          <table:table-cell table:style-name="ce24" office:value-type="float" office:value="14.8458172266764" calcext:value-type="float">
            <text:p>14,84582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28" table:formula="of:=IF([.M10]=&quot;?&quot;;&quot;?&quot;;IF([.M10]=&quot;+&quot;;&quot;-&quot;;IF([.M10]=&quot;=&quot;;&quot;=&quot;;&quot;+&quot;)))" office:value-type="string" office:string-value="-" calcext:value-type="string">
            <text:p>-</text:p>
          </table:table-cell>
          <table:table-cell table:style-name="ce32" table:formula="of:=IF([.N10]=&quot;?&quot;;&quot;?&quot;;IF([.N10]=&quot;+&quot;;&quot;-&quot;;IF([.N10]=&quot;=&quot;;&quot;=&quot;;&quot;+&quot;)))" office:value-type="string" office:string-value="-" calcext:value-type="string">
            <text:p>-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2500" calcext:value-type="float">
            <text:p>2 500,00000</text:p>
          </table:table-cell>
          <table:table-cell table:style-name="ce24" office:value-type="float" office:value="2751.20853195193" calcext:value-type="float">
            <text:p>2 751,20853</text:p>
          </table:table-cell>
          <table:table-cell table:style-name="ce24" office:value-type="float" office:value="2677.86643724296" calcext:value-type="float">
            <text:p>2 677,86644</text:p>
          </table:table-cell>
          <table:table-cell table:style-name="ce24" office:value-type="float" office:value="2740.2022269181" calcext:value-type="float">
            <text:p>2 740,20223</text:p>
          </table:table-cell>
          <table:table-cell table:style-name="ce24" office:value-type="float" office:value="109.154224782859" calcext:value-type="float">
            <text:p>109,15422</text:p>
          </table:table-cell>
          <table:table-cell table:style-name="ce28" office:value-type="string" calcext:value-type="string">
            <text:p>=</text:p>
          </table:table-cell>
          <table:table-cell table:style-name="ce28" office:value-type="string" calcext:value-type="string">
            <text:p>+</text:p>
          </table:table-cell>
          <table:table-cell table:style-name="ce28" table:formula="of:=IF([.M11]=&quot;?&quot;;&quot;?&quot;;IF([.M11]=&quot;+&quot;;&quot;-&quot;;IF([.M11]=&quot;=&quot;;&quot;=&quot;;&quot;+&quot;)))" office:value-type="string" office:string-value="=" calcext:value-type="string">
            <text:p>=</text:p>
          </table:table-cell>
          <table:table-cell table:style-name="ce32" table:formula="of:=IF([.N11]=&quot;?&quot;;&quot;?&quot;;IF([.N11]=&quot;+&quot;;&quot;-&quot;;IF([.N11]=&quot;=&quot;;&quot;=&quot;;&quot;+&quot;)))" office:value-type="string" office:string-value="=" calcext:value-type="string">
            <text:p>=</text:p>
          </table:table-cell>
        </table:table-row>
        <table:table-row table:style-name="ro1">
          <table:table-cell/>
          <table:table-cell table:style-name="ce5" office:value-type="string" calcext:value-type="string">
            <text:p><text:s/>T3A-SOMA</text:p>
          </table:table-cell>
          <table:table-cell table:style-name="ce11" office:value-type="string" calcext:value-type="string">
            <text:p><text:s/>TB_1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30" calcext:value-type="float">
            <text:p>30</text:p>
          </table:table-cell>
          <table:table-cell table:style-name="ce25" office:value-type="float" office:value="2897.76244650148" calcext:value-type="float">
            <text:p>2 897,76245</text:p>
          </table:table-cell>
          <table:table-cell table:style-name="ce25" office:value-type="float" office:value="2945.93295226745" calcext:value-type="float">
            <text:p>2 945,93295</text:p>
          </table:table-cell>
          <table:table-cell table:style-name="ce25" office:value-type="float" office:value="2906.18133668367" calcext:value-type="float">
            <text:p>2 906,18134</text:p>
          </table:table-cell>
          <table:table-cell table:style-name="ce25" office:value-type="float" office:value="2898.22250014892" calcext:value-type="float">
            <text:p>2 898,22250</text:p>
          </table:table-cell>
          <table:table-cell table:style-name="ce25" office:value-type="float" office:value="17.7118956425089" calcext:value-type="float">
            <text:p>17,71190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+</text:p>
          </table:table-cell>
          <table:table-cell table:style-name="ce30" table:formula="of:=IF([.M12]=&quot;?&quot;;&quot;?&quot;;IF([.M12]=&quot;+&quot;;&quot;-&quot;;IF([.M12]=&quot;=&quot;;&quot;=&quot;;&quot;+&quot;)))" office:value-type="string" office:string-value="=" calcext:value-type="string">
            <text:p>=</text:p>
          </table:table-cell>
          <table:table-cell table:style-name="ce34" table:formula="of:=IF([.N12]=&quot;?&quot;;&quot;?&quot;;IF([.N12]=&quot;+&quot;;&quot;-&quot;;IF([.N12]=&quot;=&quot;;&quot;=&quot;;&quot;+&quot;)))" office:value-type="string" office:string-value="=" calcext:value-type="string">
            <text:p>=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1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4" table:style-name="ce22" office:value-type="float" office:value="100" calcext:value-type="float">
            <text:p>100,00000</text:p>
          </table:table-cell>
          <table:table-cell table:style-name="ce22" office:value-type="float" office:value="0" calcext:value-type="float">
            <text:p>0,00000</text:p>
          </table:table-cell>
          <table:table-cell table:number-columns-repeated="2" table:style-name="ce28" office:value-type="string" calcext:value-type="string">
            <text:p>=</text:p>
          </table:table-cell>
          <table:table-cell table:style-name="ce28" office:value-type="string" calcext:value-type="string">
            <text:p>?</text:p>
          </table:table-cell>
          <table:table-cell table:style-name="ce32" office:value-type="string" calcext:value-type="string">
            <text:p>?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float" office:value="1100.38679511534" calcext:value-type="float">
            <text:p>1 100,38680</text:p>
          </table:table-cell>
          <table:table-cell table:style-name="ce22" office:value-type="float" office:value="1237.93691712968" calcext:value-type="float">
            <text:p>1 237,93692</text:p>
          </table:table-cell>
          <table:table-cell table:style-name="ce22" office:value-type="float" office:value="1117.45410223698" calcext:value-type="float">
            <text:p>1 117,45410</text:p>
          </table:table-cell>
          <table:table-cell table:style-name="ce22" office:value-type="float" office:value="1111.37123080948" calcext:value-type="float">
            <text:p>1 111,37123</text:p>
          </table:table-cell>
          <table:table-cell table:style-name="ce22" office:value-type="float" office:value="24.9945488178013" calcext:value-type="float">
            <text:p>24,99455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+</text:p>
          </table:table-cell>
          <table:table-cell table:style-name="ce28" office:value-type="string" calcext:value-type="string">
            <text:p>=</text:p>
          </table:table-cell>
          <table:table-cell table:style-name="ce32" office:value-type="string" calcext:value-type="string">
            <text:p>=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3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float" office:value="720.387215350062" calcext:value-type="float">
            <text:p>720,38722</text:p>
          </table:table-cell>
          <table:table-cell table:style-name="ce22" office:value-type="float" office:value="723.299252324036" calcext:value-type="float">
            <text:p>723,29925</text:p>
          </table:table-cell>
          <table:table-cell table:style-name="ce22" office:value-type="float" office:value="721.725777354083" calcext:value-type="float">
            <text:p>721,72578</text:p>
          </table:table-cell>
          <table:table-cell table:style-name="ce22" office:value-type="float" office:value="721.800300666126" calcext:value-type="float">
            <text:p>721,80030</text:p>
          </table:table-cell>
          <table:table-cell table:style-name="ce22" office:value-type="float" office:value="0.75556886521497" calcext:value-type="float">
            <text:p>0,75557</text:p>
          </table:table-cell>
          <table:table-cell table:style-name="ce28" office:value-type="string" calcext:value-type="string">
            <text:p>=</text:p>
          </table:table-cell>
          <table:table-cell table:style-name="ce28" office:value-type="string" calcext:value-type="string">
            <text:p>+</text:p>
          </table:table-cell>
          <table:table-cell table:style-name="ce28" office:value-type="string" calcext:value-type="string">
            <text:p>=</text:p>
          </table:table-cell>
          <table:table-cell table:style-name="ce32" office:value-type="string" calcext:value-type="string">
            <text:p>=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float" office:value="1900.46235302439" calcext:value-type="float">
            <text:p>1 900,46235</text:p>
          </table:table-cell>
          <table:table-cell table:style-name="ce22" office:value-type="float" office:value="1901.34680592595" calcext:value-type="float">
            <text:p>1 901,34681</text:p>
          </table:table-cell>
          <table:table-cell table:style-name="ce22" office:value-type="float" office:value="1900.71485773528" calcext:value-type="float">
            <text:p>1 900,71486</text:p>
          </table:table-cell>
          <table:table-cell table:style-name="ce22" office:value-type="float" office:value="1900.66378373022" calcext:value-type="float">
            <text:p>1 900,66378</text:p>
          </table:table-cell>
          <table:table-cell table:style-name="ce22" office:value-type="float" office:value="0.186252098040102" calcext:value-type="float">
            <text:p>0,18625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28" office:value-type="string" calcext:value-type="string">
            <text:p>+</text:p>
          </table:table-cell>
          <table:table-cell table:style-name="ce32" office:value-type="string" calcext:value-type="string">
            <text:p>=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5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float" office:value="1731.16771320022" calcext:value-type="float">
            <text:p>1 731,16771</text:p>
          </table:table-cell>
          <table:table-cell table:style-name="ce22" office:value-type="float" office:value="2375.58335450233" calcext:value-type="float">
            <text:p>2 375,58335</text:p>
          </table:table-cell>
          <table:table-cell table:style-name="ce22" office:value-type="float" office:value="1981.32264422627" calcext:value-type="float">
            <text:p>1 981,32264</text:p>
          </table:table-cell>
          <table:table-cell table:style-name="ce22" office:value-type="float" office:value="1956.78966745908" calcext:value-type="float">
            <text:p>1 956,78967</text:p>
          </table:table-cell>
          <table:table-cell table:style-name="ce22" office:value-type="float" office:value="165.58968857161" calcext:value-type="float">
            <text:p>165,58969</text:p>
          </table:table-cell>
          <table:table-cell table:style-name="ce28" office:value-type="string" calcext:value-type="string">
            <text:p>-</text:p>
          </table:table-cell>
          <table:table-cell table:number-columns-repeated="2" table:style-name="ce28" office:value-type="string" calcext:value-type="string">
            <text:p>+</text:p>
          </table:table-cell>
          <table:table-cell table:style-name="ce32" office:value-type="string" calcext:value-type="string">
            <text:p>=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6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float" office:value="1600.14808255705" calcext:value-type="float">
            <text:p>1 600,14808</text:p>
          </table:table-cell>
          <table:table-cell table:style-name="ce22" office:value-type="float" office:value="1620.01968168513" calcext:value-type="float">
            <text:p>1 620,01968</text:p>
          </table:table-cell>
          <table:table-cell table:style-name="ce22" office:value-type="float" office:value="1603.98137599487" calcext:value-type="float">
            <text:p>1 603,98138</text:p>
          </table:table-cell>
          <table:table-cell table:style-name="ce22" office:value-type="float" office:value="1603.60250431851" calcext:value-type="float">
            <text:p>1 603,60250</text:p>
          </table:table-cell>
          <table:table-cell table:style-name="ce22" office:value-type="float" office:value="4.3773509041732" calcext:value-type="float">
            <text:p>4,37735</text:p>
          </table:table-cell>
          <table:table-cell table:number-columns-repeated="2" table:style-name="ce28" office:value-type="string" calcext:value-type="string">
            <text:p>+</text:p>
          </table:table-cell>
          <table:table-cell table:style-name="ce28" office:value-type="string" calcext:value-type="string">
            <text:p>=</text:p>
          </table:table-cell>
          <table:table-cell table:style-name="ce32" office:value-type="string" calcext:value-type="string">
            <text:p>=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7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float" office:value="2100.60651561577" calcext:value-type="float">
            <text:p>2 100,60652</text:p>
          </table:table-cell>
          <table:table-cell table:style-name="ce22" office:value-type="float" office:value="2644.93686859354" calcext:value-type="float">
            <text:p>2 644,93687</text:p>
          </table:table-cell>
          <table:table-cell table:style-name="ce22" office:value-type="float" office:value="2234.42165112656" calcext:value-type="float">
            <text:p>2 234,42165</text:p>
          </table:table-cell>
          <table:table-cell table:style-name="ce22" office:value-type="float" office:value="2236.50298857735" calcext:value-type="float">
            <text:p>2 236,50299</text:p>
          </table:table-cell>
          <table:table-cell table:style-name="ce22" office:value-type="float" office:value="106.397448308424" calcext:value-type="float">
            <text:p>106,39745</text:p>
          </table:table-cell>
          <table:table-cell table:number-columns-repeated="3" table:style-name="ce28" office:value-type="string" calcext:value-type="string">
            <text:p>-</text:p>
          </table:table-cell>
          <table:table-cell table:style-name="ce32" office:value-type="string" calcext:value-type="string">
            <text:p>=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float" office:value="2300" calcext:value-type="float">
            <text:p>2 300,00000</text:p>
          </table:table-cell>
          <table:table-cell table:style-name="ce22" office:value-type="float" office:value="3330.24608900405" calcext:value-type="float">
            <text:p>3 330,24609</text:p>
          </table:table-cell>
          <table:table-cell table:style-name="ce22" office:value-type="float" office:value="2334.34153630014" calcext:value-type="float">
            <text:p>2 334,34154</text:p>
          </table:table-cell>
          <table:table-cell table:style-name="ce22" office:value-type="float" office:value="2300" calcext:value-type="float">
            <text:p>2 300,00000</text:p>
          </table:table-cell>
          <table:table-cell table:style-name="ce22" office:value-type="float" office:value="188.096340909664" calcext:value-type="float">
            <text:p>188,09634</text:p>
          </table:table-cell>
          <table:table-cell table:style-name="ce28" office:value-type="string" calcext:value-type="string">
            <text:p>=</text:p>
          </table:table-cell>
          <table:table-cell table:number-columns-repeated="2" table:style-name="ce28" office:value-type="string" calcext:value-type="string">
            <text:p>+</text:p>
          </table:table-cell>
          <table:table-cell table:style-name="ce32" office:value-type="string" calcext:value-type="string">
            <text:p>+</text:p>
          </table:table-cell>
        </table:table-row>
        <table:table-row table:style-name="ro1">
          <table:table-cell/>
          <table:table-cell table:style-name="ce2" office:value-type="string" calcext:value-type="string">
            <text:p><text:s/>jDE</text:p>
          </table:table-cell>
          <table:table-cell table:style-name="ce8" office:value-type="string" calcext:value-type="string">
            <text:p><text:s/>TB_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0" calcext:value-type="float">
            <text:p>30</text:p>
          </table:table-cell>
          <table:table-cell table:style-name="ce22" office:value-type="float" office:value="2807.95978295942" calcext:value-type="float">
            <text:p>2 807,95978</text:p>
          </table:table-cell>
          <table:table-cell table:style-name="ce22" office:value-type="float" office:value="2826.50137412533" calcext:value-type="float">
            <text:p>2 826,50137</text:p>
          </table:table-cell>
          <table:table-cell table:style-name="ce22" office:value-type="float" office:value="2817.75572870394" calcext:value-type="float">
            <text:p>2 817,75573</text:p>
          </table:table-cell>
          <table:table-cell table:style-name="ce22" office:value-type="float" office:value="2818.29878738163" calcext:value-type="float">
            <text:p>2 818,29879</text:p>
          </table:table-cell>
          <table:table-cell table:style-name="ce22" office:value-type="float" office:value="4.17531196245638" calcext:value-type="float">
            <text:p>4,17531</text:p>
          </table:table-cell>
          <table:table-cell table:number-columns-repeated="3" table:style-name="ce28" office:value-type="string" calcext:value-type="string">
            <text:p>+</text:p>
          </table:table-cell>
          <table:table-cell table:style-name="ce32" office:value-type="string" calcext:value-type="string">
            <text:p>+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/>jDE</text:p>
          </table:table-cell>
          <table:table-cell table:style-name="ce9" office:value-type="string" calcext:value-type="string">
            <text:p><text:s/>TB_1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30" calcext:value-type="float">
            <text:p>30</text:p>
          </table:table-cell>
          <table:table-cell table:style-name="ce23" office:value-type="float" office:value="2913.65733976635" calcext:value-type="float">
            <text:p>2 913,65734</text:p>
          </table:table-cell>
          <table:table-cell table:style-name="ce23" office:value-type="float" office:value="2959.43402548735" calcext:value-type="float">
            <text:p>2 959,43403</text:p>
          </table:table-cell>
          <table:table-cell table:style-name="ce23" office:value-type="float" office:value="2915.19865586952" calcext:value-type="float">
            <text:p>2 915,19866</text:p>
          </table:table-cell>
          <table:table-cell table:style-name="ce23" office:value-type="float" office:value="2913.67408646982" calcext:value-type="float">
            <text:p>2 913,67409</text:p>
          </table:table-cell>
          <table:table-cell table:style-name="ce23" office:value-type="float" office:value="8.35474074560888" calcext:value-type="float">
            <text:p>8,35474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29" office:value-type="string" calcext:value-type="string">
            <text:p>+</text:p>
          </table:table-cell>
          <table:table-cell table:style-name="ce33" office:value-type="string" calcext:value-type="string">
            <text:p>+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4" table:style-name="ce24" office:value-type="float" office:value="100" calcext:value-type="float">
            <text:p>100,00000</text:p>
          </table:table-cell>
          <table:table-cell table:style-name="ce24" office:value-type="float" office:value="0" calcext:value-type="float">
            <text:p>0,00000</text:p>
          </table:table-cell>
          <table:table-cell table:number-columns-repeated="2" table:style-name="ce28" office:value-type="string" calcext:value-type="string">
            <text:p>=</text:p>
          </table:table-cell>
          <table:table-cell table:style-name="ce28" office:value-type="string" calcext:value-type="string">
            <text:p>?</text:p>
          </table:table-cell>
          <table:table-cell table:style-name="ce32" office:value-type="string" calcext:value-type="string">
            <text:p>?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1100.21859920487" calcext:value-type="float">
            <text:p>1 100,21860</text:p>
          </table:table-cell>
          <table:table-cell table:style-name="ce24" office:value-type="float" office:value="1229.50720400685" calcext:value-type="float">
            <text:p>1 229,50720</text:p>
          </table:table-cell>
          <table:table-cell table:style-name="ce24" office:value-type="float" office:value="1119.74111603041" calcext:value-type="float">
            <text:p>1 119,74112</text:p>
          </table:table-cell>
          <table:table-cell table:style-name="ce24" office:value-type="float" office:value="1109.37693562331" calcext:value-type="float">
            <text:p>1 109,37694</text:p>
          </table:table-cell>
          <table:table-cell table:style-name="ce24" office:value-type="float" office:value="36.5428040343591" calcext:value-type="float">
            <text:p>36,54280</text:p>
          </table:table-cell>
          <table:table-cell table:style-name="ce28" office:value-type="string" calcext:value-type="string">
            <text:p>+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=</text:p>
          </table:table-cell>
          <table:table-cell table:style-name="ce32" office:value-type="string" calcext:value-type="string">
            <text:p>=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3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720.387215350062" calcext:value-type="float">
            <text:p>720,38722</text:p>
          </table:table-cell>
          <table:table-cell table:style-name="ce24" office:value-type="float" office:value="728.994965127856" calcext:value-type="float">
            <text:p>728,99497</text:p>
          </table:table-cell>
          <table:table-cell table:style-name="ce24" office:value-type="float" office:value="722.268820918379" calcext:value-type="float">
            <text:p>722,26882</text:p>
          </table:table-cell>
          <table:table-cell table:style-name="ce24" office:value-type="float" office:value="721.989168966487" calcext:value-type="float">
            <text:p>721,98917</text:p>
          </table:table-cell>
          <table:table-cell table:style-name="ce24" office:value-type="float" office:value="1.53716263850568" calcext:value-type="float">
            <text:p>1,53716</text:p>
          </table:table-cell>
          <table:table-cell table:style-name="ce28" office:value-type="string" calcext:value-type="string">
            <text:p>=</text:p>
          </table:table-cell>
          <table:table-cell table:style-name="ce28" office:value-type="string" calcext:value-type="string">
            <text:p>-</text:p>
          </table:table-cell>
          <table:table-cell table:style-name="ce28" office:value-type="string" calcext:value-type="string">
            <text:p>=</text:p>
          </table:table-cell>
          <table:table-cell table:style-name="ce32" office:value-type="string" calcext:value-type="string">
            <text:p>=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1900.43700545623" calcext:value-type="float">
            <text:p>1 900,43701</text:p>
          </table:table-cell>
          <table:table-cell table:style-name="ce24" office:value-type="float" office:value="1901.37889475512" calcext:value-type="float">
            <text:p>1 901,37889</text:p>
          </table:table-cell>
          <table:table-cell table:style-name="ce24" office:value-type="float" office:value="1900.84121673473" calcext:value-type="float">
            <text:p>1 900,84122</text:p>
          </table:table-cell>
          <table:table-cell table:style-name="ce24" office:value-type="float" office:value="1900.86505594543" calcext:value-type="float">
            <text:p>1 900,86506</text:p>
          </table:table-cell>
          <table:table-cell table:style-name="ce24" office:value-type="float" office:value="0.206426429081416" calcext:value-type="float">
            <text:p>0,20643</text:p>
          </table:table-cell>
          <table:table-cell table:style-name="ce28" office:value-type="string" calcext:value-type="string">
            <text:p>+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32" office:value-type="string" calcext:value-type="string">
            <text:p>=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1703.50530335324" calcext:value-type="float">
            <text:p>1 703,50530</text:p>
          </table:table-cell>
          <table:table-cell table:style-name="ce24" office:value-type="float" office:value="2370.63052330633" calcext:value-type="float">
            <text:p>2 370,63052</text:p>
          </table:table-cell>
          <table:table-cell table:style-name="ce24" office:value-type="float" office:value="2051.51576568762" calcext:value-type="float">
            <text:p>2 051,51577</text:p>
          </table:table-cell>
          <table:table-cell table:style-name="ce24" office:value-type="float" office:value="2086.8116389046" calcext:value-type="float">
            <text:p>2 086,81164</text:p>
          </table:table-cell>
          <table:table-cell table:style-name="ce24" office:value-type="float" office:value="180.444310675896" calcext:value-type="float">
            <text:p>180,44431</text:p>
          </table:table-cell>
          <table:table-cell table:style-name="ce28" office:value-type="string" calcext:value-type="string">
            <text:p>+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32" office:value-type="string" calcext:value-type="string">
            <text:p>=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6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1600.20741173872" calcext:value-type="float">
            <text:p>1 600,20741</text:p>
          </table:table-cell>
          <table:table-cell table:style-name="ce24" office:value-type="float" office:value="1623.66143542126" calcext:value-type="float">
            <text:p>1 623,66144</text:p>
          </table:table-cell>
          <table:table-cell table:style-name="ce24" office:value-type="float" office:value="1604.22040245117" calcext:value-type="float">
            <text:p>1 604,22040</text:p>
          </table:table-cell>
          <table:table-cell table:style-name="ce24" office:value-type="float" office:value="1601.40419273454" calcext:value-type="float">
            <text:p>1 601,40419</text:p>
          </table:table-cell>
          <table:table-cell table:style-name="ce24" office:value-type="float" office:value="5.51600331318346" calcext:value-type="float">
            <text:p>5,51600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28" office:value-type="string" calcext:value-type="string">
            <text:p>=</text:p>
          </table:table-cell>
          <table:table-cell table:style-name="ce32" office:value-type="string" calcext:value-type="string">
            <text:p>=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7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2100.50773185007" calcext:value-type="float">
            <text:p>2 100,50773</text:p>
          </table:table-cell>
          <table:table-cell table:style-name="ce24" office:value-type="float" office:value="2379.69175621698" calcext:value-type="float">
            <text:p>2 379,69176</text:p>
          </table:table-cell>
          <table:table-cell table:style-name="ce24" office:value-type="float" office:value="2166.65523377538" calcext:value-type="float">
            <text:p>2 166,65523</text:p>
          </table:table-cell>
          <table:table-cell table:style-name="ce24" office:value-type="float" office:value="2126.20615638465" calcext:value-type="float">
            <text:p>2 126,20616</text:p>
          </table:table-cell>
          <table:table-cell table:style-name="ce24" office:value-type="float" office:value="79.3428085003169" calcext:value-type="float">
            <text:p>79,34281</text:p>
          </table:table-cell>
          <table:table-cell table:number-columns-repeated="3" table:style-name="ce28" office:value-type="string" calcext:value-type="string">
            <text:p>+</text:p>
          </table:table-cell>
          <table:table-cell table:style-name="ce32" office:value-type="string" calcext:value-type="string">
            <text:p>=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8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2300" calcext:value-type="float">
            <text:p>2 300,00000</text:p>
          </table:table-cell>
          <table:table-cell table:style-name="ce24" office:value-type="float" office:value="3266.21718488651" calcext:value-type="float">
            <text:p>3 266,21718</text:p>
          </table:table-cell>
          <table:table-cell table:style-name="ce24" office:value-type="float" office:value="2463.29528431866" calcext:value-type="float">
            <text:p>2 463,29528</text:p>
          </table:table-cell>
          <table:table-cell table:style-name="ce24" office:value-type="float" office:value="2300" calcext:value-type="float">
            <text:p>2 300,00000</text:p>
          </table:table-cell>
          <table:table-cell table:style-name="ce24" office:value-type="float" office:value="336.058793547604" calcext:value-type="float">
            <text:p>336,05879</text:p>
          </table:table-cell>
          <table:table-cell table:style-name="ce28" office:value-type="string" calcext:value-type="string">
            <text:p>=</text:p>
          </table:table-cell>
          <table:table-cell table:number-columns-repeated="2" table:style-name="ce28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1">
          <table:table-cell/>
          <table:table-cell table:style-name="ce4" office:value-type="string" calcext:value-type="string">
            <text:p><text:s/>T3A-SOMA</text:p>
          </table:table-cell>
          <table:table-cell table:style-name="ce10" office:value-type="string" calcext:value-type="string">
            <text:p><text:s/>TB_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0" calcext:value-type="float">
            <text:p>30</text:p>
          </table:table-cell>
          <table:table-cell table:style-name="ce24" office:value-type="float" office:value="2822.54811010233" calcext:value-type="float">
            <text:p>2 822,54811</text:p>
          </table:table-cell>
          <table:table-cell table:style-name="ce24" office:value-type="float" office:value="2862.34912922101" calcext:value-type="float">
            <text:p>2 862,34913</text:p>
          </table:table-cell>
          <table:table-cell table:style-name="ce24" office:value-type="float" office:value="2842.45778755994" calcext:value-type="float">
            <text:p>2 842,45779</text:p>
          </table:table-cell>
          <table:table-cell table:style-name="ce24" office:value-type="float" office:value="2841.78402135513" calcext:value-type="float">
            <text:p>2 841,78402</text:p>
          </table:table-cell>
          <table:table-cell table:style-name="ce24" office:value-type="float" office:value="10.5353867197074" calcext:value-type="float">
            <text:p>10,53539</text:p>
          </table:table-cell>
          <table:table-cell table:number-columns-repeated="3" table:style-name="ce28"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</table:table-row>
        <table:table-row table:style-name="ro1">
          <table:table-cell/>
          <table:table-cell table:style-name="ce6" office:value-type="string" calcext:value-type="string">
            <text:p><text:s/>T3A-SOMA</text:p>
          </table:table-cell>
          <table:table-cell table:style-name="ce12" office:value-type="string" calcext:value-type="string">
            <text:p><text:s/>TB_1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30" calcext:value-type="float">
            <text:p>30</text:p>
          </table:table-cell>
          <table:table-cell table:style-name="ce26" office:value-type="float" office:value="2910.3685269431" calcext:value-type="float">
            <text:p>2 910,36853</text:p>
          </table:table-cell>
          <table:table-cell table:style-name="ce26" office:value-type="float" office:value="2948.97546310141" calcext:value-type="float">
            <text:p>2 948,97546</text:p>
          </table:table-cell>
          <table:table-cell table:style-name="ce26" office:value-type="float" office:value="2917.96553539049" calcext:value-type="float">
            <text:p>2 917,96554</text:p>
          </table:table-cell>
          <table:table-cell table:style-name="ce26" office:value-type="float" office:value="2913.73589546578" calcext:value-type="float">
            <text:p>2 913,73590</text:p>
          </table:table-cell>
          <table:table-cell table:style-name="ce26" office:value-type="float" office:value="11.6771589125443" calcext:value-type="float">
            <text:p>11,67716</text:p>
          </table:table-cell>
          <table:table-cell table:style-name="ce29" office:value-type="string" calcext:value-type="string">
            <text:p>+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33" office:value-type="string" calcext:value-type="string">
            <text:p>-</text:p>
          </table:table-cell>
        </table:table-row>
        <table:table-row table:style-name="ro1" table:number-rows-repeated="1048533">
          <table:table-cell table:number-columns-repeated="14"/>
        </table:table-row>
        <table:table-row table:style-name="ro1">
          <table:table-cell table:number-columns-repeated="14"/>
        </table:table-row>
        <calcext:conditional-formats>
          <calcext:conditional-format calcext:target-range-address="Vysledky.K3:Vysledky.N42">
            <calcext:condition calcext:apply-style-name="Good" calcext:value="=&quot;+&quot;" calcext:base-cell-address="Vysledky.K3"/>
            <calcext:condition calcext:apply-style-name="Bad" calcext:value="=&quot;-&quot;" calcext:base-cell-address="Vysledky.K3"/>
            <calcext:condition calcext:apply-style-name="Neutral" calcext:value="=&quot;=&quot;" calcext:base-cell-address="Vysledky.K3"/>
            <calcext:condition calcext:apply-style-name="Neutral" calcext:value="=&quot;?&quot;" calcext:base-cell-address="Vysledky.K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8T16:01:37.735000000</dc:date>
    <meta:editing-duration>PT37M24S</meta:editing-duration>
    <meta:editing-cycles>5</meta:editing-cycles>
    <meta:generator>LibreOffice/7.1.1.2$Windows_X86_64 LibreOffice_project/fe0b08f4af1bacafe4c7ecc87ce55bb426164676</meta:generator>
    <meta:document-statistic meta:table-count="1" meta:cell-count="533" meta:object-count="0"/>
  </office:meta>
</office:document-meta>
</file>